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fo:wrap-option="wrap" fo:border-left="0.002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fo:wrap-option="wrap" fo:border-left="0.035cm solid #000000" fo:border-right="0.035cm solid #000000" fo:border-top="0.002cm solid #000000" style:vertical-align="top" style:repeat-content="false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fo:wrap-option="wrap" fo:border-left="0.002cm solid #000000" fo:border-right="none" fo:border-top="0.002cm solid #000000" style:vertical-align="top" style:repeat-content="false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8pt" style:language-complex="none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style:text-underline-style="solid" style:text-underline-type="single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1" fo:font-size="8pt" fo:letter-spacing="normal" fo:language="none" fo:country="none" fo:font-style="italic" fo:text-shadow="none" fo:font-weight="normal" style:text-underline-mode="continuous" style:text-line-through-mode="continuous" style:letter-kerning="false" style:font-name-asian="Times New Roman1" style:font-size-asian="6.80000019073486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style:text-underline-style="solid" style:text-underline-type="single" style:text-underline-width="auto" style:text-underline-color="font-color" fo:font-weight="normal" style:font-weight-asian="normal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number-columns-repeated="8" table:default-cell-style-name="Default"/>
        <table:table-row table:style-name="ro1">
          <table:table-cell table:style-name="ce1">
            <text:p>Специализации философов уровни реальности</text:p>
          </table:table-cell>
          <table:table-cell table:style-name="ce3">
            <text:p>Философы от пространства</text:p>
          </table:table-cell>
          <table:table-cell table:style-name="ce3">
            <text:p>Философы от <text:s/>времени</text:p>
          </table:table-cell>
          <table:table-cell table:style-name="ce3">
            <text:p>Материалисты</text:p>
          </table:table-cell>
          <table:table-cell table:style-name="ce3">
            <text:p>Философы от биологии</text:p>
          </table:table-cell>
          <table:table-cell table:style-name="ce3">
            <text:p>Социальные философы</text:p>
          </table:table-cell>
          <table:table-cell table:style-name="ce5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>
            <text:p>Пространство</text:p>
          </table:table-cell>
          <table:table-cell table:style-name="Default" table:number-columns-repeated="2"/>
          <table:table-cell>
            <text:p>Материальные пространства <text:s text:c="2"/><text:span text:style-name="T1">размеры и форма </text:span><text:span text:style-name="T1">материальных </text:span><text:span text:style-name="T1">объектов,</text:span></text:p>
            <text:p><text:span text:style-name="T2">расстояния между </text:span><text:span text:style-name="T2">материальными </text:span><text:span text:style-name="T2">объектами</text:span><text:span text:style-name="T3">, </text:span>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>
            <text:p>Время</text:p>
          </table:table-cell>
          <table:table-cell table:style-name="Default" table:number-columns-repeated="2"/>
          <table:table-cell>
            <text:p>Материализованное время <text:s text:c="7"/><text:span text:style-name="T1">возраст </text:span><text:span text:style-name="T1">материальных </text:span><text:span text:style-name="T1">объектов, часы как </text:span><text:span text:style-name="T1">материализованное </text:span><text:span text:style-name="T1">время, </text:span></text:p>
            <text:p><text:span text:style-name="T2">Разметка времени </text:span><text:span text:style-name="T2">через изменение </text:span><text:span text:style-name="T2">материальных </text:span><text:span text:style-name="T2">объектов</text:span>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>
            <text:p>Материальная реальность</text:p>
          </table:table-cell>
          <table:table-cell>
            <text:p>Распределенная в пространстве материальная реальность <text:span text:style-name="T1">материки, </text:span><text:span text:style-name="T1">атмосфера, океаны, </text:span><text:span text:style-name="T1">острова, горы, </text:span><text:span text:style-name="T1">пустыни , рельеф, и </text:span><text:span text:style-name="T1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</text:span></text:p>
          </table:table-cell>
          <table:table-cell>
            <text:p>Существующая во времени материальная реальность <text:span text:style-name="T1">изменяющиеся со </text:span><text:span text:style-name="T1">временем </text:span><text:span text:style-name="T1">материальные </text:span><text:span text:style-name="T1">реальности, </text:span><text:span text:style-name="T1">рождающиеся </text:span><text:span text:style-name="T1">материальные </text:span><text:span text:style-name="T1">реальности</text:span></text:p>
          </table:table-cell>
          <table:table-cell table:style-name="ce3">
            <text:p>Материалистическая философия <text:span text:style-name="T4">механика, физика, </text:span><text:span text:style-name="T4">химия, </text:span><text:span text:style-name="T4">материаловедение и </text:span><text:span text:style-name="T4">прочие</text:span></text:p>
          </table:table-cell>
          <table:table-cell>
            <text:p>Биологическая материальная реальность <text:s text:c="3"/><text:span text:style-name="T1">почвы, </text:span><text:span text:style-name="T1">вода, воздух </text:span><text:span text:style-name="T1">минеральное сырье </text:span><text:span text:style-name="T1">— как результат </text:span><text:span text:style-name="T1">биологических </text:span><text:span text:style-name="T1">процессов, </text:span><text:span text:style-name="T1">организмы, тела </text:span><text:span text:style-name="T1">биологических </text:span><text:span text:style-name="T1">объектов. </text:span></text:p>
          </table:table-cell>
          <table:table-cell>
            <text:p>Социальная материальная реальность <text:s/><text:span text:style-name="T1">конструкции, <text:s/>здания </text:span><text:span text:style-name="T1">и сооружения, </text:span><text:span text:style-name="T1">дороги . Машины, </text:span><text:span text:style-name="T1">Механизмы, </text:span><text:span text:style-name="T1">инструменты и </text:span><text:span text:style-name="T1">приспособления, </text:span><text:span text:style-name="T1">инфраструктура (ее </text:span><text:span text:style-name="T1">материальная </text:span><text:span text:style-name="T1">основа)</text:span></text:p>
          </table:table-cell>
          <table:table-cell>
            <text:p>Идеальная материальная реальность <text:span text:style-name="T1">символические </text:span><text:span text:style-name="T1">материальные </text:span><text:span text:style-name="T1">реальности, </text:span><text:span text:style-name="T1">государственные </text:span><text:span text:style-name="T1">символы, <text:s/></text:span><text:span text:style-name="T1">драгоценности, </text:span><text:span text:style-name="T1">памятники,</text:span></text:p>
            <text:p><text:span text:style-name="T1">идеологизированные </text:span><text:span text:style-name="T1">вещества и вещи, </text:span><text:span text:style-name="T1">ювелирные изделия </text:span></text:p>
          </table:table-cell>
          <table:table-cell table:number-columns-repeated="249"/>
        </table:table-row>
        <table:table-row table:style-name="ro1">
          <table:table-cell table:style-name="ce1">
            <text:p>Биологическая реальность</text:p>
          </table:table-cell>
          <table:table-cell table:style-name="Default" table:number-columns-repeated="2"/>
          <table:table-cell>
            <text:p>Материализованные биологические реальности <text:span text:style-name="T1">Материальное <text:s/></text:span><text:span text:style-name="T1">воплощение </text:span><text:span text:style-name="T1">биологических </text:span><text:span text:style-name="T1">объектов, их формы </text:span><text:span text:style-name="T1">— тела (стволы, </text:span><text:span text:style-name="T1">туши и прочее), </text:span><text:span text:style-name="T1">месторождения. </text:span><text:span text:style-name="T1">Лес, почва, пустыня </text:span><text:span text:style-name="T1">и прочее</text:span>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>
            <text:p>Социальная реальность</text:p>
          </table:table-cell>
          <table:table-cell table:style-name="Default" table:number-columns-repeated="2"/>
          <table:table-cell>
            <text:p>Материализованная социальная реальность <text:s text:c="2"/><text:span text:style-name="T1">уровень </text:span><text:span text:style-name="T1">жизни и </text:span><text:span text:style-name="T1">потребление</text:span></text:p>
          </table:table-cell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>
            <text:p>Идеально-ценностная реальность</text:p>
          </table:table-cell>
          <table:table-cell table:style-name="Default" table:number-columns-repeated="2"/>
          <table:table-cell>
            <text:p>Материалистические идеи и ценности <text:span text:style-name="T1">Идеи материальной </text:span><text:span text:style-name="T1">культуры в широком </text:span><text:span text:style-name="T1">смысле, </text:span></text:p>
            <text:p><text:span text:style-name="T1">идеи вещей, </text:span><text:span text:style-name="T1">материальные </text:span><text:span text:style-name="T1">ценности,ценности </text:span><text:span text:style-name="T1">производства. </text:span><text:span text:style-name="T2">Понятия о нормах </text:span><text:span text:style-name="T2">потребления и его </text:span><text:span text:style-name="T2">ценностях. </text:span><text:span text:style-name="T2">Потребительская </text:span><text:span text:style-name="T2">мораль</text:span></text:p>
          </table:table-cell>
          <table:table-cell table:style-name="Default" table:number-columns-repeated="3"/>
          <table:table-cell table:number-columns-repeated="249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21.8.09</text:date>, <text:time>11:48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Unix)</meta:generator>
    <!--645(Build:8693)-->
    <meta:initial-creator>simon_kordonskij</meta:initial-creator>
    <meta:creation-date>2009-08-21T11:33:37</meta:creation-date>
    <dc:creator>simon_kordonskij</dc:creator>
    <dc:date>2009-08-21T11:47:48</dc:date>
    <dc:language>ru-RU</dc:language>
    <meta:editing-cycles>2</meta:editing-cycles>
    <meta:editing-duration>PT2M51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